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89383756322424836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9149037661842349689"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576503454760982852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957953130969786758"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1637443912433629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706991554218325917"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26549534638165614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020489323340850619"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8710795" text:continue-list="list526549534638165614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32772826860168522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683261"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684313"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8683470"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8701905"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710610"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835816046024383352"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8784684130549062"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23758350469805203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698024"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00408814186452974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69103991080112464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397857569814709634" text:style-name="L15">
        <text:list-item>
          <text:list>
            <text:list-header>
              <text:p text:style-name="P184">1.5 miles averaging about 9:40/mile and rest 1 min</text:p>
            </text:list-header>
          </text:list>
        </text:list-item>
      </text:list>
      <text:p text:style-name="P24">1 mile in 8:26 and rest 2 min</text:p>
      <text:list xml:id="list838518588792491924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004834012999071352"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685342"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898546131673513103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86697297791124756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18151479159345943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8693119" text:continue-list="list1866972977911247563" text:style-name="L19">
        <text:list-item>
          <text:list>
            <text:list-header>
              <text:p text:style-name="P188">(Pace*HR)=1240</text:p>
            </text:list-header>
          </text:list>
        </text:list-item>
      </text:list>
      <text:list xml:id="list38701168" text:continue-list="list8985461316735131031" text:style-name="L18">
        <text:list-item>
          <text:list>
            <text:list-header>
              <text:p text:style-name="P187">2 miles at 10:46/mile Ave HR= 121 bpm and rest a few minutes</text:p>
            </text:list-header>
          </text:list>
        </text:list-item>
      </text:list>
      <text:list xml:id="list38712339" text:continue-list="list3869311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8692405"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764987208491245685"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3024160906018218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59555613983481748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655366181215208473"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45944035745065503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82233964405512550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8696964"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71258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40436832279805959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01553763729306016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10712067519743038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41367242956787723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35315070489853695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820866910575548237" text:style-name="L32">
        <text:list-item>
          <text:list>
            <text:list-header>
              <text:p text:style-name="P198">0.25 miles in 2:54</text:p>
              <text:p text:style-name="P198">1 mile in 9:21 going faster as I ran and ending at around 8:30 pace</text:p>
            </text:list-header>
          </text:list>
        </text:list-item>
      </text:list>
      <text:list xml:id="list748978205326697036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876826698638076299"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09524671878634653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17334366790391603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95108927917726218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79711925326021876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450432359053294841"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ext:soft-page-break/>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5T18:44:07.55</dc:date>
    <dc:creator>James Lombardi</dc:creator>
    <meta:editing-duration>P30DT21H40M8S</meta:editing-duration>
    <meta:editing-cycles>2251</meta:editing-cycles>
    <meta:generator>OpenOffice/4.1.2$Win32 OpenOffice.org_project/412m3$Build-9782</meta:generator>
    <meta:document-statistic meta:table-count="0" meta:image-count="9" meta:object-count="0" meta:page-count="223" meta:paragraph-count="6540" meta:word-count="70273" meta:character-count="359375"/>
  </office:meta>
</office:document-meta>
</file>